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Lucidasans" svg:font-family="Lucidasans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9pt" fo:font-weight="normal" officeooo:rsid="00082c16" officeooo:paragraph-rsid="00082c16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82c16" officeooo:paragraph-rsid="00082c16" style:font-size-asian="12pt" style:font-weight-asian="bold" style:font-size-complex="12pt" style:font-weight-complex="bold"/>
    </style:style>
    <style:style style:name="P3" style:family="paragraph" style:parent-style-name="BrightBlue_7e_LT_7e_Gliederung_20_1">
      <style:paragraph-properties fo:text-align="start" style:justify-single-word="false"/>
      <style:text-properties style:font-name="Arial" fo:font-size="12pt" fo:font-weight="normal" officeooo:rsid="00082c16" officeooo:paragraph-rsid="00082c16" style:font-size-asian="12pt" style:font-weight-asian="normal" style:font-size-complex="12pt" style:font-weight-complex="normal"/>
    </style:style>
    <style:style style:name="P4" style:family="paragraph" style:parent-style-name="BrightBlue_7e_LT_7e_Gliederung_20_1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BrightBlue_7e_LT_7e_Gliederung_20_1">
      <style:paragraph-properties fo:margin-left="0cm" fo:margin-right="0cm" fo:text-indent="0cm" style:auto-text-indent="false"/>
      <style:text-properties style:font-name="Arial" fo:font-size="12pt" officeooo:rsid="000e0470" officeooo:paragraph-rsid="000e0470" style:font-size-asian="12pt" style:font-size-complex="12pt"/>
    </style:style>
    <style:style style:name="P6" style:family="paragraph" style:parent-style-name="BrightBlue_7e_LT_7e_Gliederung_20_1">
      <style:paragraph-properties fo:margin-left="0cm" fo:margin-right="0cm" fo:text-indent="0cm" style:auto-text-indent="false"/>
      <style:text-properties style:font-name="Arial" fo:font-size="12pt" officeooo:rsid="000e0470" officeooo:paragraph-rsid="000e0470" style:font-size-asian="12pt" style:font-size-complex="12pt"/>
    </style:style>
    <style:style style:name="T1" style:family="text">
      <style:text-properties officeooo:rsid="0009a191"/>
    </style:style>
    <style:style style:name="T2" style:family="text">
      <style:text-properties officeooo:rsid="000ad614"/>
    </style:style>
    <style:style style:name="T3" style:family="text">
      <style:text-properties officeooo:rsid="000e0470"/>
    </style:style>
    <style:style style:name="T4" style:family="text">
      <style:text-properties officeooo:rsid="000e6a78"/>
    </style:style>
    <style:style style:name="T5" style:family="text">
      <style:text-properties officeooo:rsid="000e72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aboratório</text:span> <text:span text:style-name="T2">Padrões de Projetos – Factory Method</text:span></text:p>
      <text:p text:style-name="P2"/>
      <text:p text:style-name="P2"/>
      <text:p text:style-name="P3">Exercício:</text:p>
      <text:p text:style-name="P4">1 – <text:span text:style-name="T3">Utilizando os exemplos dado em sala de aula do padrão de projeto Factory Method, implemente uma fábrica de criação de documentos.</text:span></text:p>
      <text:p text:style-name="P5">Os documentos tem um número, remetente e um tipo. Sendo que cada tipo é uma subclasse da classe Documento, que podem ser Cartas, Telegramas, Notificações.</text:p>
      <text:p text:style-name="P5">Dependendo do tipo informado para o método de criação, ele deve criar a instância equivalente.</text:p>
      <text:p text:style-name="P5">Classes a serem criadas:</text:p>
      <text:p text:style-name="P5">- Documento (abstrata)</text:p>
      <text:p text:style-name="P5">- Carta (concreta)</text:p>
      <text:p text:style-name="P5">- Notificacao (concreta)</text:p>
      <text:p text:style-name="P5">- Telegrama (concreta)</text:p>
      <text:p text:style-name="P5">- FabricaDocumentos <text:span text:style-name="T5">(concreta)</text:span></text:p>
      <text:p text:style-name="P5">- <text:span text:style-name="T5">Fabrica (abstrata)</text:span></text:p>
      <text:p text:style-name="P5">- Ca<text:span text:style-name="T4">dastro</text:span>Documentos (classe principal) – que, dependendo do tipo informado, vai solicitar à fabrica a criação de um documento.</text:p>
      <text:p text:style-name="P5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Lucidasans" svg:font-family="Lucidasans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o_20_com_20_sombra" style:display-name="Objeto com sombr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o_20_sem_20_preenchimento" style:display-name="Objeto sem preenchimen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o_20_sem_20_preenchimento_20_nem_20_linha" style:display-name="Objeto sem preenchimento nem linh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rpo_20_do_20_texto" style:display-name="Corpo do tex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iberation Sans2" style:font-family-complex="'Liberation Sans'" style:font-family-generic-complex="system" style:font-pitch-complex="variable" style:font-size-complex="12pt"/>
    </style:style>
    <style:style style:name="Corpo_20_do_20_texto_20_justificado" style:display-name="Corpo do texto justifica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Recuo_20_da_20_primeira_20_linha" style:display-name="Recuo da primeira linha" style:family="paragraph" style:default-outline-level="">
      <style:paragraph-properties fo:margin-left="0cm" fo:margin-right="0cm" fo:text-align="start" style:justify-single-word="false" fo:orphans="2" fo:widows="2" fo:text-indent="0.6cm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2" style:font-family-complex="'Liberation Sans'" style:font-family-generic-complex="system" style:font-pitch-complex="variable" style:font-size-complex="12pt"/>
    </style:style>
    <style:style style:name="Título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2" style:font-family-complex="'Liberation Sans'" style:font-family-generic-complex="system" style:font-pitch-complex="variable" style:font-size-complex="12pt"/>
    </style:style>
    <style:style style:name="Linha_20_de_20_cota" style:display-name="Linha de cot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54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3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23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215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8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8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8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8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8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" fo:font-family="'Times New Roman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iberation Sans2" style:font-family-complex="'Liberation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" fo:font-family="'Times New Roman'" style:font-family-generic="roman" style:font-pitch="variable" fo:font-size="44pt" style:font-name-asian="DejaVu Sans" style:font-family-asian="'DejaVu Sans'" style:font-family-generic-asian="system" style:font-pitch-asian="variable" style:font-size-asian="44pt" style:font-name-complex="Liberation Sans2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2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2" style:font-family-complex="'Liberation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loext:contextual-spacing="false"/>
      <style:text-properties style:font-name="Times New Roman" fo:font-family="'Times New Roman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2" style:font-family-complex="'Liberation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loext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stilo_20_padrão" style:display-name="Estilo padrão" style:family="paragraph" style:default-outline-level="">
      <style:paragraph-properties fo:text-align="start" style:justify-single-word="false" style:writing-mode="lr-tb"/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1" style:display-name="Título 1" style:family="paragraph" style:default-outline-level="">
      <style:paragraph-properties fo:text-align="center" style:justify-single-word="false" style:writing-mode="lr-tb"/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2" style:display-name="Título 2" style:family="paragraph" style:default-outline-level="">
      <style:paragraph-properties fo:line-height="150%" fo:text-align="start" style:justify-single-word="false" style:writing-mode="lr-tb"/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3" style:display-name="Título 3" style:family="paragraph" style:default-outline-level="">
      <style:paragraph-properties fo:line-height="150%" fo:text-align="start" style:justify-single-word="false" style:writing-mode="lr-tb"/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4" style:display-name="Título 4" style:family="paragraph" style:default-outline-level="">
      <style:paragraph-properties fo:margin-top="0.746cm" fo:margin-bottom="0.187cm" loext:contextual-spacing="false" fo:text-align="start" style:justify-single-word="fals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5" style:display-name="Título 5" style:family="paragraph" style:default-outline-level="">
      <style:paragraph-properties fo:margin-top="0.746cm" fo:margin-bottom="0.187cm" loext:contextual-spacing="false" fo:text-align="start" style:justify-single-word="false" style:writing-mode="lr-tb"/>
      <style:text-properties style:use-window-font-color="true" style:font-name="Tahoma" fo:font-family="Tahoma" style:font-family-generic="roman" style:font-pitch="variable" fo:font-size="13pt" fo:font-style="italic" fo:font-weight="bold" style:font-name-asian="DejaVu Sans" style:font-family-asian="'DejaVu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eúdo_20_do_20_quadro" style:display-name="Conteúdo do quadro" style:family="paragraph" style:default-outline-level="">
      <style:paragraph-properties fo:text-align="start" style:justify-single-word="fals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de_20_tabela" style:display-name="Título de tabela" style:family="paragraph" style:default-outline-level="">
      <style:paragraph-properties fo:text-align="center" style:justify-single-word="false" style:writing-mode="lr-tb"/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eúdo_20_da_20_tabela" style:display-name="Conteúdo da tabela" style:family="paragraph" style:default-outline-level="">
      <style:paragraph-properties fo:text-align="start" style:justify-single-word="false" style:writing-mode="lr-tb"/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odapé" style:family="paragraph" style:default-outline-level="">
      <style:paragraph-properties fo:text-align="start" style:justify-single-word="false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abeçalho" style:family="paragraph" style:default-outline-level="">
      <style:paragraph-properties fo:text-align="start" style:justify-single-word="false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Índice" style:family="paragraph" style:default-outline-level="">
      <style:paragraph-properties fo:text-align="start" style:justify-single-word="false" style:writing-mode="lr-tb"/>
      <style:text-properties style:use-window-font-color="true" style:font-name="Lucidasans" fo:font-family="Lucidasans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egenda" style:family="paragraph" style:default-outline-level="">
      <style:paragraph-properties fo:margin-top="0.374cm" fo:margin-bottom="0.374cm" loext:contextual-spacing="false" fo:text-align="start" style:justify-single-word="false" style:writing-mode="lr-tb"/>
      <style:text-properties style:use-window-font-color="true" style:font-name="Lucidasans" fo:font-family="Lucidasans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text-align="start" style:justify-single-word="false" style:writing-mode="lr-tb"/>
      <style:text-properties style:use-window-font-color="true" style:font-name="Lucidasans" fo:font-family="Lucidasans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do_20_documento" style:display-name="Título do documento" style:family="paragraph" style:default-outline-level="">
      <style:paragraph-properties fo:margin-top="0.746cm" fo:margin-bottom="0.374cm" loext:contextual-spacing="false" fo:text-align="center" style:justify-single-word="false"/>
      <style:text-properties style:font-name="Mangal" fo:font-family="Mangal" style:font-family-generic="roman" style:font-pitch="variable" fo:font-size="28pt" fo:font-weight="bold" style:font-name-asian="DejaVu Sans" style:font-family-asian="'DejaVu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itações" style:family="paragraph" style:default-outline-level="">
      <style:paragraph-properties fo:margin-left="1.764cm" fo:margin-right="1.764cm" fo:margin-top="0cm" fo:margin-bottom="0.88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1:17:14.589471000</meta:creation-date>
    <dc:date>2019-11-05T23:07:51.216067095</dc:date>
    <meta:editing-duration>PT49M55S</meta:editing-duration>
    <meta:editing-cycles>7</meta:editing-cycles>
    <meta:generator>LibreOffice/6.2.0.3$MacOSX_X86_64 LibreOffice_project/98c6a8a1c6c7b144ce3cc729e34964b47ce25d62</meta:generator>
    <meta:document-statistic meta:table-count="0" meta:image-count="0" meta:object-count="0" meta:page-count="1" meta:paragraph-count="13" meta:word-count="109" meta:character-count="726" meta:non-whitespace-character-count="627"/>
  </office:meta>
</office:document-meta>
</file>